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 + 0.99up" table:style-name="ta1">
        <table:shapes>
          <draw:frame draw:z-index="0" draw:style-name="gr1" draw:text-style-name="P1" svg:width="453.51pt" svg:height="255.09pt" svg:x="356.26pt" svg:y="15.62pt">
            <loext:p draw:notify-on-update-of-ranges="'gumtree block feature + log statement match + 0.99up'.C2:'gumtree block feature + log statement match + 0.99up'.C21 'gumtree block feature + log statement match + 0.99up'.F2:'gumtree block feature + log statement match + 0.99up'.F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1])" office:value-type="float" office:value="260" calcext:value-type="float">
            <text:p>260</text:p>
          </table:table-cell>
          <table:table-cell table:formula="of:=[.D1]/SUM([.D$1:.D$15])" office:value-type="float" office:value="0.716253443526171" calcext:value-type="float">
            <text:p>0.7162534435</text:p>
          </table:table-cell>
          <table:table-cell table:formula="of:=SUM([.E1:.E$1])" office:value-type="float" office:value="0.716253443526171" calcext:value-type="float">
            <text:p>0.7162534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2])" office:value-type="float" office:value="32" calcext:value-type="float">
            <text:p>32</text:p>
          </table:table-cell>
          <table:table-cell table:formula="of:=[.D2]/SUM([.D$1:.D$15])" office:value-type="float" office:value="0.0881542699724518" calcext:value-type="float">
            <text:p>0.08815427</text:p>
          </table:table-cell>
          <table:table-cell table:formula="of:=SUM([.E2:.E$1])" office:value-type="float" office:value="0.804407713498623" calcext:value-type="float">
            <text:p>0.8044077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577];[.C3])" office:value-type="float" office:value="8" calcext:value-type="float">
            <text:p>8</text:p>
          </table:table-cell>
          <table:table-cell table:formula="of:=[.D3]/SUM([.D$1:.D$15])" office:value-type="float" office:value="0.0220385674931129" calcext:value-type="float">
            <text:p>0.0220385675</text:p>
          </table:table-cell>
          <table:table-cell table:formula="of:=SUM([.E3:.E$1])" office:value-type="float" office:value="0.826446280991735" calcext:value-type="float">
            <text:p>0.826446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577];[.C4])" office:value-type="float" office:value="6" calcext:value-type="float">
            <text:p>6</text:p>
          </table:table-cell>
          <table:table-cell table:formula="of:=[.D4]/SUM([.D$1:.D$15])" office:value-type="float" office:value="0.0165289256198347" calcext:value-type="float">
            <text:p>0.0165289256</text:p>
          </table:table-cell>
          <table:table-cell table:formula="of:=SUM([.E4:.E$1])" office:value-type="float" office:value="0.84297520661157" calcext:value-type="float">
            <text:p>0.8429752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5])" office:value-type="float" office:value="3" calcext:value-type="float">
            <text:p>3</text:p>
          </table:table-cell>
          <table:table-cell table:formula="of:=[.D5]/SUM([.D$1:.D$15])" office:value-type="float" office:value="0.00826446280991736" calcext:value-type="float">
            <text:p>0.0082644628</text:p>
          </table:table-cell>
          <table:table-cell table:formula="of:=SUM([.E5:.E$1])" office:value-type="float" office:value="0.851239669421488" calcext:value-type="float">
            <text:p>0.8512396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577];[.C6])" office:value-type="float" office:value="12" calcext:value-type="float">
            <text:p>12</text:p>
          </table:table-cell>
          <table:table-cell table:formula="of:=[.D6]/SUM([.D$1:.D$15])" office:value-type="float" office:value="0.0330578512396694" calcext:value-type="float">
            <text:p>0.0330578512</text:p>
          </table:table-cell>
          <table:table-cell table:formula="of:=SUM([.E6:.E$1])" office:value-type="float" office:value="0.884297520661157" calcext:value-type="float">
            <text:p>0.8842975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7])" office:value-type="float" office:value="4" calcext:value-type="float">
            <text:p>4</text:p>
          </table:table-cell>
          <table:table-cell table:formula="of:=[.D7]/SUM([.D$1:.D$15])" office:value-type="float" office:value="0.0110192837465565" calcext:value-type="float">
            <text:p>0.0110192837</text:p>
          </table:table-cell>
          <table:table-cell table:formula="of:=SUM([.E7:.E$1])" office:value-type="float" office:value="0.895316804407713" calcext:value-type="float">
            <text:p>0.8953168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577];[.C8])" office:value-type="float" office:value="6" calcext:value-type="float">
            <text:p>6</text:p>
          </table:table-cell>
          <table:table-cell table:formula="of:=[.D8]/SUM([.D$1:.D$15])" office:value-type="float" office:value="0.0165289256198347" calcext:value-type="float">
            <text:p>0.0165289256</text:p>
          </table:table-cell>
          <table:table-cell table:formula="of:=SUM([.E8:.E$1])" office:value-type="float" office:value="0.911845730027548" calcext:value-type="float">
            <text:p>0.91184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577];[.C9])" office:value-type="float" office:value="4" calcext:value-type="float">
            <text:p>4</text:p>
          </table:table-cell>
          <table:table-cell table:formula="of:=[.D9]/SUM([.D$1:.D$15])" office:value-type="float" office:value="0.0110192837465565" calcext:value-type="float">
            <text:p>0.0110192837</text:p>
          </table:table-cell>
          <table:table-cell table:formula="of:=SUM([.E9:.E$1])" office:value-type="float" office:value="0.922865013774105" calcext:value-type="float">
            <text:p>0.9228650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577];[.C10])" office:value-type="float" office:value="2" calcext:value-type="float">
            <text:p>2</text:p>
          </table:table-cell>
          <table:table-cell table:formula="of:=[.D10]/SUM([.D$1:.D$15])" office:value-type="float" office:value="0.00550964187327824" calcext:value-type="float">
            <text:p>0.0055096419</text:p>
          </table:table-cell>
          <table:table-cell table:formula="of:=SUM([.E10:.E$1])" office:value-type="float" office:value="0.928374655647383" calcext:value-type="float">
            <text:p>0.9283746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577];[.C11])" office:value-type="float" office:value="2" calcext:value-type="float">
            <text:p>2</text:p>
          </table:table-cell>
          <table:table-cell table:formula="of:=[.D11]/SUM([.D$1:.D$15])" office:value-type="float" office:value="0.00550964187327824" calcext:value-type="float">
            <text:p>0.0055096419</text:p>
          </table:table-cell>
          <table:table-cell table:formula="of:=SUM([.E11:.E$1])" office:value-type="float" office:value="0.933884297520661" calcext:value-type="float">
            <text:p>0.9338842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577];[.C12])" office:value-type="float" office:value="2" calcext:value-type="float">
            <text:p>2</text:p>
          </table:table-cell>
          <table:table-cell table:formula="of:=[.D12]/SUM([.D$1:.D$15])" office:value-type="float" office:value="0.00550964187327824" calcext:value-type="float">
            <text:p>0.0055096419</text:p>
          </table:table-cell>
          <table:table-cell table:formula="of:=SUM([.E12:.E$1])" office:value-type="float" office:value="0.939393939393939" calcext:value-type="float">
            <text:p>0.9393939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577];[.C13])" office:value-type="float" office:value="4" calcext:value-type="float">
            <text:p>4</text:p>
          </table:table-cell>
          <table:table-cell table:formula="of:=[.D13]/SUM([.D$1:.D$15])" office:value-type="float" office:value="0.0110192837465565" calcext:value-type="float">
            <text:p>0.0110192837</text:p>
          </table:table-cell>
          <table:table-cell table:formula="of:=SUM([.E13:.E$1])" office:value-type="float" office:value="0.950413223140496" calcext:value-type="float">
            <text:p>0.9504132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577];[.C14])" office:value-type="float" office:value="2" calcext:value-type="float">
            <text:p>2</text:p>
          </table:table-cell>
          <table:table-cell table:formula="of:=[.D14]/SUM([.D$1:.D$15])" office:value-type="float" office:value="0.00550964187327824" calcext:value-type="float">
            <text:p>0.0055096419</text:p>
          </table:table-cell>
          <table:table-cell table:formula="of:=SUM([.E14:.E$1])" office:value-type="float" office:value="0.955922865013774" calcext:value-type="float">
            <text:p>0.955922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577];[.C15])" office:value-type="float" office:value="16" calcext:value-type="float">
            <text:p>16</text:p>
          </table:table-cell>
          <table:table-cell table:formula="of:=[.D15]/SUM([.D$1:.D$15])" office:value-type="float" office:value="0.0440771349862259" calcext:value-type="float">
            <text:p>0.044077135</text:p>
          </table:table-cell>
          <table:table-cell table:formula="of:=SUM([.E15:.E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block feature + log statement match + edit node filter" table:style-name="ta1">
        <table:shapes>
          <draw:frame draw:z-index="0" draw:style-name="gr1" draw:text-style-name="P1" svg:width="453.51pt" svg:height="255.09pt" svg:x="356.26pt" svg:y="2.83pt">
            <loext:p draw:notify-on-update-of-ranges="'block feature + log statement match + edit node filter'.C1:'block feature + log statement match + edit node filter'.C18 'block feature + log statement match + edit node filter'.F1:'block feature + log statement match + edit node filter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2])" office:value-type="float" office:value="349" calcext:value-type="float">
            <text:p>349</text:p>
          </table:table-cell>
          <table:table-cell table:formula="of:=[.D2]/SUM([.D$2:.D$5])" office:value-type="float" office:value="0.961432506887052" calcext:value-type="float">
            <text:p>0.9614325069</text:p>
          </table:table-cell>
          <table:table-cell table:formula="of:=SUM([.E$2:.E2])" office:value-type="float" office:value="0.961432506887052" calcext:value-type="float">
            <text:p>0.9614325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3])" office:value-type="float" office:value="10" calcext:value-type="float">
            <text:p>10</text:p>
          </table:table-cell>
          <table:table-cell table:formula="of:=[.D3]/SUM([.D$2:.D$5])" office:value-type="float" office:value="0.0275482093663912" calcext:value-type="float">
            <text:p>0.0275482094</text:p>
          </table:table-cell>
          <table:table-cell table:formula="of:=SUM([.E$2:.E3])" office:value-type="float" office:value="0.988980716253444" calcext:value-type="float">
            <text:p>0.988980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4])" office:value-type="float" office:value="2" calcext:value-type="float">
            <text:p>2</text:p>
          </table:table-cell>
          <table:table-cell table:formula="of:=[.D4]/SUM([.D$2:.D$5])" office:value-type="float" office:value="0.00550964187327824" calcext:value-type="float">
            <text:p>0.0055096419</text:p>
          </table:table-cell>
          <table:table-cell table:formula="of:=SUM([.E$2:.E4])" office:value-type="float" office:value="0.994490358126722" calcext:value-type="float">
            <text:p>0.9944903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5])" office:value-type="float" office:value="2" calcext:value-type="float">
            <text:p>2</text:p>
          </table:table-cell>
          <table:table-cell table:formula="of:=[.D5]/SUM([.D$2:.D$5])" office:value-type="float" office:value="0.00550964187327824" calcext:value-type="float">
            <text:p>0.0055096419</text:p>
          </table:table-cell>
          <table:table-cell table:formula="of:=SUM([.E$2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gumtree block feature + log statement match + 0.99up'.C1:'gumtree block feature + log statement match + 0.99up'.F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lock feature + log statement match + edit node filter'.C1:'block feature + log statement match + edit node filter'.F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21:55:28.151142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5T22:17:11.198707099</dc:date>
    <meta:editing-duration>PT1H7M32S</meta:editing-duration>
    <meta:editing-cycles>12</meta:editing-cycles>
    <meta:generator>LibreOffice/5.0.3.2$Linux_X86_64 LibreOffice_project/00m0$Build-2</meta:generator>
    <meta:document-statistic meta:table-count="3" meta:cell-count="40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7cm" svg:y="1.282cm" svg:width="23.325cm" svg:height="8.639cm">
          <chartooo:coordinate-region svg:x="0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1:'block feature + log statement match + edit node filter'.C18 'block feature + log statement match + edit node filter'.F1:'block feature + log statement match + edit node filter'.F18" svg:x="0.32cm" svg:y="0.18cm" svg:width="15.36cm" svg:height="8.64cm">
          <chartooo:coordinate-region svg:x="1.232cm" svg:y="0.38cm" svg:width="14.261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lock feature + log statement match + edit node filter'.F1:'block feature + log statement match + edit node filter'.F18" chart:class="chart:scatter">
            <chart:domain table:cell-range-address="'block feature + log statement match + edit node filter'.C1:'block feature + log statement match + edit node filter'.C18"/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1:'block feature + log statement match + edit node filter'.C18</svg:desc>
                </draw:g>
              </table:table-cell>
              <table:table-cell office:value-type="float" office:value="NaN">
                <text:p>NaN</text:p>
                <draw:g>
                  <svg:desc>'block feature + log statement match + edit node filter'.F1:'block feature + log statement match + edit node filter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1432506887052">
                <text:p>0.961432506887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8980716253444">
                <text:p>0.988980716253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4490358126722">
                <text:p>0.994490358126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 + 0.99up'.C2:'gumtree block feature + log statement match + 0.99up'.C21 'gumtree block feature + log statement match + 0.99up'.F2:'gumtree block feature + log statement match + 0.99up'.F21" svg:x="0.485cm" svg:y="1.006cm" svg:width="15.359cm" svg:height="8.639cm">
          <chartooo:coordinate-region svg:x="1.212cm" svg:y="1.206cm" svg:width="14.352cm" svg:height="7.7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gumtree block feature + log statement match + 0.99up'.F2:'gumtree block feature + log statement match + 0.99up'.F21" chart:class="chart:scatter">
            <chart:domain table:cell-range-address="'gumtree block feature + log statement match + 0.99up'.C2:'gumtree block feature + log statement match + 0.99up'.C2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umtree block feature + log statement match + 0.99up'.C2:'gumtree block feature + log statement match + 0.99up'.C21</svg:desc>
                </draw:g>
              </table:table-cell>
              <table:table-cell office:value-type="float" office:value="0.804407713498623">
                <text:p>0.804407713498623</text:p>
                <draw:g>
                  <svg:desc>'gumtree block feature + log statement match + 0.99up'.F2:'gumtree block feature + log statement match + 0.99up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297520661157">
                <text:p>0.84297520661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51239669421488">
                <text:p>0.851239669421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84297520661157">
                <text:p>0.884297520661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895316804407713">
                <text:p>0.895316804407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911845730027548">
                <text:p>0.911845730027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922865013774105">
                <text:p>0.922865013774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928374655647383">
                <text:p>0.928374655647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.933884297520661">
                <text:p>0.933884297520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950413223140496">
                <text:p>0.950413223140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0.955922865013774">
                <text:p>0.955922865013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